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5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HUILLCA CALVO, WALTE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HUILLCA CALVO, WALT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3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UILLCA CALVO, WALT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QUISPE CORNEJO, FREDY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5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2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0822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2T23:54:2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